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2">
      <style:text-properties officeooo:rsid="00057f20" officeooo:paragraph-rsid="00057f20"/>
    </style:style>
    <style:style style:name="P2" style:family="paragraph" style:parent-style-name="Text_20_body">
      <style:text-properties officeooo:paragraph-rsid="00057f20"/>
    </style:style>
    <style:style style:name="P3" style:family="paragraph" style:parent-style-name="Text_20_body" style:list-style-name="L2">
      <style:text-properties officeooo:paragraph-rsid="00057f20"/>
    </style:style>
    <style:style style:name="P4" style:family="paragraph" style:parent-style-name="Text_20_body" style:list-style-name="L2">
      <style:text-properties fo:font-weight="normal" officeooo:rsid="00057f20" officeooo:paragraph-rsid="00057f20" style:font-weight-asian="normal" style:font-weight-complex="normal"/>
    </style:style>
    <style:style style:name="P5" style:family="paragraph" style:parent-style-name="Text_20_body" style:list-style-name="L2">
      <style:text-properties fo:font-weight="normal" officeooo:rsid="0006a49c" officeooo:paragraph-rsid="00085cbf" style:font-weight-asian="normal" style:font-weight-complex="normal"/>
    </style:style>
    <style:style style:name="P6" style:family="paragraph" style:parent-style-name="Heading_20_1">
      <style:text-properties officeooo:rsid="00057f20" officeooo:paragraph-rsid="00057f20"/>
    </style:style>
    <style:style style:name="T1" style:family="text">
      <style:text-properties officeooo:rsid="00057f2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ded9"/>
    </style:style>
    <style:style style:name="T4" style:family="text">
      <style:text-properties officeooo:rsid="00085cbf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How to train hand pose for different objects:</text:h>
      <text:p text:style-name="P2"/>
      <text:list xml:id="list6990173291944800817" text:style-name="L2">
        <text:list-item>
          <text:p text:style-name="P3"><text:span text:style-name="T1">Run “Start Hand” hand program from start menu and wait for RVIZ to open, make sure the visualization is correct.</text:span></text:p>
        </text:list-item>
        <text:list-item>
          <text:p text:style-name="P1">Run rqt in separate terminal</text:p>
        </text:list-item>
        <text:list-item>
          <text:p text:style-name="P1">Goto <text:span text:style-name="T2">Plugins &gt; Shadow Robot</text:span> and open <text:span text:style-name="T2">Joint Slider</text:span> plugin</text:p>
        </text:list-item>
        <text:list-item>
          <text:p text:style-name="P1">Joint slider gives control of each and every joint of the robot hand</text:p>
        </text:list-item>
        <text:list-item>
          <text:p text:style-name="P1">you can adjust the joint positions according to desired positions for grasping the object</text:p>
        </text:list-item>
        <text:list-item>
          <text:p text:style-name="P1">once grasp pose is satisfactory load <text:s/><text:span text:style-name="T2">Plugins &gt; Shadow Robot &gt; Basic &gt; State Saver</text:span></text:p>
        </text:list-item>
        <text:list-item>
          <text:p text:style-name="P4">check the hand check-box and write name of your choice.</text:p>
        </text:list-item>
        <text:list-item>
          <text:p text:style-name="P4">Click save, the joint states will be displayed in terminal window <text:span text:style-name="T3">(terminal </text:span>which is running rqt<text:span text:style-name="T3">)</text:span></text:p>
        </text:list-item>
        <text:list-item>
          <text:p text:style-name="P5">Copy these values in new variable in python, for an example you can see <text:span text:style-name="T4">~/</text:span><text:span text:style-name="T2">Desktop/grasp_bottle.py</text:span></text:p>
        </text:list-item>
        <text:list-item>
          <text:p text:style-name="P5">For details watch screen recorder in <text:span text:style-name="T4">~/</text:span><text:span text:style-name="T2">Videos/saving_pose_for_objects.mp4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7:28:18.375475856</meta:creation-date>
    <dc:date>2018-11-12T17:46:29.000438297</dc:date>
    <meta:editing-duration>PT6M5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143" meta:character-count="823" meta:non-whitespace-character-count="700"/>
  </office:meta>
</office:document-meta>
</file>